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c909" officeooo:paragraph-rsid="000bc9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4:51:51.353722329</meta:creation-date>
    <dc:date>2016-03-14T14:52:10.139162279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4.2.8.2$Linux_X86_64 LibreOffice_project/420m0$Build-2</meta:generator>
  </office:meta>
</office:document-meta>
</file>